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46000006DE25E6101BB9F43E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-0.48mm" svg:y="-0.9mm" svg:width="57.91mm" svg:height="55mm" draw:z-index="0"><draw:image xlink:href="Pictures/1000020100000746000006DE25E6101BB9F43E56.png" xlink:type="simple" xlink:show="embed" xlink:actuate="onLoad" loext:mime-type="image/png"/></draw:frame><draw:frame draw:style-name="fr1" draw:name="Image1" text:anchor-type="paragraph" svg:x="67.12mm" svg:y="0mm" svg:width="57.91mm" svg:height="55mm" draw:z-index="1"><draw:image xlink:href="Pictures/1000020100000746000006DE25E6101BB9F43E56.png" xlink:type="simple" xlink:show="embed" xlink:actuate="onLoad" loext:mime-type="image/png"/></draw:frame><draw:frame draw:style-name="fr1" draw:name="Image6" text:anchor-type="paragraph" svg:x="-0.48mm" svg:y="-0.9mm" svg:width="57.91mm" svg:height="55mm" draw:z-index="2"><draw:image xlink:href="Pictures/1000020100000746000006DE25E6101BB9F43E56.png" xlink:type="simple" xlink:show="embed" xlink:actuate="onLoad" loext:mime-type="image/png"/></draw:frame><draw:frame draw:style-name="fr1" draw:name="Image7" text:anchor-type="paragraph" svg:x="-0.48mm" svg:y="-0.9mm" svg:width="57.91mm" svg:height="55mm" draw:z-index="3"><draw:image xlink:href="Pictures/1000020100000746000006DE25E6101BB9F43E56.png" xlink:type="simple" xlink:show="embed" xlink:actuate="onLoad" loext:mime-type="image/png"/></draw:frame><draw:frame draw:style-name="fr1" draw:name="Image8" text:anchor-type="paragraph" svg:x="130.05mm" svg:y="0.86mm" svg:width="57.91mm" svg:height="55mm" draw:z-index="4"><draw:image xlink:href="Pictures/1000020100000746000006DE25E6101BB9F43E56.png" xlink:type="simple" xlink:show="embed" xlink:actuate="onLoad" loext:mime-type="image/png"/></draw:frame><draw:frame draw:style-name="fr1" draw:name="Image3" text:anchor-type="paragraph" svg:x="-0.78mm" svg:y="56.2mm" svg:width="57.91mm" svg:height="55mm" draw:z-index="5"><draw:image xlink:href="Pictures/1000020100000746000006DE25E6101BB9F43E56.png" xlink:type="simple" xlink:show="embed" xlink:actuate="onLoad" loext:mime-type="image/png"/></draw:frame><draw:frame draw:style-name="fr1" draw:name="Image4" text:anchor-type="paragraph" svg:x="66.83mm" svg:y="57.89mm" svg:width="57.91mm" svg:height="55mm" draw:z-index="6"><draw:image xlink:href="Pictures/1000020100000746000006DE25E6101BB9F43E56.png" xlink:type="simple" xlink:show="embed" xlink:actuate="onLoad" loext:mime-type="image/png"/></draw:frame><draw:frame draw:style-name="fr1" draw:name="Image5" text:anchor-type="paragraph" svg:x="129.08mm" svg:y="58.19mm" svg:width="57.91mm" svg:height="55mm" draw:z-index="7"><draw:image xlink:href="Pictures/1000020100000746000006DE25E6101BB9F43E56.png" xlink:type="simple" xlink:show="embed" xlink:actuate="onLoad" loext:mime-type="image/png"/></draw:frame><draw:frame draw:style-name="fr1" draw:name="Image9" text:anchor-type="paragraph" svg:x="-0.78mm" svg:y="113.56mm" svg:width="57.91mm" svg:height="55mm" draw:z-index="8"><draw:image xlink:href="Pictures/1000020100000746000006DE25E6101BB9F43E56.png" xlink:type="simple" xlink:show="embed" xlink:actuate="onLoad" loext:mime-type="image/png"/></draw:frame><draw:frame draw:style-name="fr1" draw:name="Image10" text:anchor-type="paragraph" svg:x="67.13mm" svg:y="116.1mm" svg:width="57.91mm" svg:height="55mm" draw:z-index="9"><draw:image xlink:href="Pictures/1000020100000746000006DE25E6101BB9F43E56.png" xlink:type="simple" xlink:show="embed" xlink:actuate="onLoad" loext:mime-type="image/png"/></draw:frame><draw:frame draw:style-name="fr1" draw:name="Image11" text:anchor-type="paragraph" svg:x="130.92mm" svg:y="116.4mm" svg:width="57.91mm" svg:height="55mm" draw:z-index="10"><draw:image xlink:href="Pictures/1000020100000746000006DE25E6101BB9F43E56.png" xlink:type="simple" xlink:show="embed" xlink:actuate="onLoad" loext:mime-type="image/png"/></draw:frame><draw:frame draw:style-name="fr1" draw:name="Image12" text:anchor-type="paragraph" svg:x="-0.78mm" svg:y="170.92mm" svg:width="57.91mm" svg:height="55mm" draw:z-index="11"><draw:image xlink:href="Pictures/1000020100000746000006DE25E6101BB9F43E56.png" xlink:type="simple" xlink:show="embed" xlink:actuate="onLoad" loext:mime-type="image/png"/></draw:frame><draw:frame draw:style-name="fr1" draw:name="Image13" text:anchor-type="paragraph" svg:x="66.04mm" svg:y="174.78mm" svg:width="57.91mm" svg:height="55mm" draw:z-index="12"><draw:image xlink:href="Pictures/1000020100000746000006DE25E6101BB9F43E56.png" xlink:type="simple" xlink:show="embed" xlink:actuate="onLoad" loext:mime-type="image/png"/></draw:frame><draw:frame draw:style-name="fr1" draw:name="Image14" text:anchor-type="paragraph" svg:x="131.06mm" svg:y="174.96mm" svg:width="57.91mm" svg:height="55mm" draw:z-index="13"><draw:image xlink:href="Pictures/1000020100000746000006DE25E6101BB9F43E56.png" xlink:type="simple" xlink:show="embed" xlink:actuate="onLoad" loext:mime-type="image/png"/></draw:frame><draw:frame draw:style-name="fr1" draw:name="Image15" text:anchor-type="paragraph" svg:x="24.69mm" svg:y="217.86mm" svg:width="57.91mm" svg:height="55mm" draw:z-index="14" draw:transform="translate (-53.645mm -245.36mm) rotate (3.14159265358979) translate (53.645mm 245.36mm)"><draw:image xlink:href="Pictures/1000020100000746000006DE25E6101BB9F43E56.png" xlink:type="simple" xlink:show="embed" xlink:actuate="onLoad" loext:mime-type="image/png"/></draw:frame><draw:frame draw:style-name="fr1" draw:name="Image16" text:anchor-type="paragraph" svg:x="91.44mm" svg:y="217.54mm" svg:width="57.91mm" svg:height="55mm" draw:z-index="15" draw:transform="translate (-120.395mm -245.04mm) rotate (3.14159265358979) translate (120.395mm 245.04mm)"><draw:image xlink:href="Pictures/1000020100000746000006DE25E6101BB9F43E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1:37:47.431408071</meta:creation-date>
    <dc:date>2019-03-15T05:22:36.067698431</dc:date>
    <meta:editing-duration>PT29M54S</meta:editing-duration>
    <meta:editing-cycles>7</meta:editing-cycles>
    <meta:generator>LibreOffice/6.1.5.2$Linux_X86_64 LibreOffice_project/10$Build-2</meta:generator>
    <meta:print-date>2019-03-06T22:17:55.597656168</meta:print-date>
    <meta:document-statistic meta:table-count="0" meta:image-count="16" meta:object-count="0" meta:page-count="1" meta:paragraph-count="0" meta:word-count="0" meta:character-count="0" meta:non-whitespace-character-count="0"/>
  </office:meta>
</office:document-meta>
</file>